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T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ingangsFlur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rEingangsHall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ingangsHall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ten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nn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reif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llio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byrint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dre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viol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leer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carl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entfern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gart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eingangshal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brunne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labyrint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link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ech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unte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kurbel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eimer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Obj im Eim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zurück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achn bei Einfahrt wo man nicht hingeht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Sachn in Halle wo man nicht hingeht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dean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mann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string">
            <text:p>ruestung</text:p>
          </table:table-cell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25.03.2017</text:date>, <text:time>22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9M20S</meta:editing-duration>
    <meta:editing-cycles>42</meta:editing-cycles>
    <meta:generator>OpenOffice/4.1.3$Win32 OpenOffice.org_project/413m1$Build-9783</meta:generator>
    <dc:date>2017-03-25T22:49:57</dc:date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